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Mono" fo:font-size="15pt" officeooo:rsid="001a1a83" officeooo:paragraph-rsid="001a1a83" style:font-size-asian="13.1000003814697pt" style:font-size-complex="15pt"/>
    </style:style>
    <style:style style:name="P2" style:family="paragraph" style:parent-style-name="Standard">
      <style:paragraph-properties fo:text-align="justify" style:justify-single-word="false"/>
      <style:text-properties style:font-name="Liberation Mono" fo:font-size="15pt" officeooo:rsid="001a1a83" officeooo:paragraph-rsid="001e19ca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style:font-name="Liberation Mono" fo:font-size="15pt" officeooo:rsid="001a1a83" officeooo:paragraph-rsid="001d1715" style:font-size-asian="13.1000003814697pt" style:font-size-complex="15pt"/>
    </style:style>
    <style:style style:name="P4" style:family="paragraph" style:parent-style-name="Standard">
      <style:paragraph-properties fo:text-align="justify" style:justify-single-word="false"/>
      <style:text-properties style:font-name="Liberation Mono" fo:font-size="15pt" officeooo:rsid="001d1715" officeooo:paragraph-rsid="001d1715" style:font-size-asian="13.1000003814697pt" style:font-size-complex="15pt"/>
    </style:style>
    <style:style style:name="P5" style:family="paragraph" style:parent-style-name="Standard">
      <style:text-properties style:font-name="Liberation Mono" fo:font-size="15pt" officeooo:rsid="001f9e7c" officeooo:paragraph-rsid="001f9e7c" style:font-size-asian="13.1000003814697pt" style:font-size-complex="15pt"/>
    </style:style>
    <style:style style:name="P6" style:family="paragraph" style:parent-style-name="Standard">
      <style:text-properties style:font-name="Liberation Mono" fo:font-size="15pt" officeooo:rsid="001ffb8c" officeooo:paragraph-rsid="001ffb8c" style:font-size-asian="13.1000003814697pt" style:font-size-complex="15pt"/>
    </style:style>
    <style:style style:name="P7" style:family="paragraph" style:parent-style-name="Standard">
      <style:paragraph-properties fo:text-align="justify" style:justify-single-word="false"/>
      <style:text-properties style:font-name="Liberation Mono" fo:font-size="15pt" officeooo:rsid="00208576" officeooo:paragraph-rsid="00208576" style:font-size-asian="13.1000003814697pt" style:font-size-complex="15pt"/>
    </style:style>
    <style:style style:name="P8" style:family="paragraph" style:parent-style-name="Standard">
      <style:text-properties style:font-name="Liberation Mono" fo:font-size="15pt" style:text-underline-style="solid" style:text-underline-width="auto" style:text-underline-color="font-color" fo:font-weight="bold" officeooo:rsid="001a1a83" officeooo:paragraph-rsid="001a1a83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style:font-name="Liberation Mono" fo:font-size="15pt" style:text-underline-style="solid" style:text-underline-width="auto" style:text-underline-color="font-color" fo:font-weight="bold" officeooo:rsid="001f9e7c" officeooo:paragraph-rsid="001f9e7c" style:font-size-asian="13.1000003814697pt" style:font-weight-asian="bold" style:font-size-complex="15pt" style:font-weight-complex="bold"/>
    </style:style>
    <style:style style:name="T1" style:family="text">
      <style:text-properties officeooo:rsid="001b65d2"/>
    </style:style>
    <style:style style:name="T2" style:family="text">
      <style:text-properties officeooo:rsid="001cad1a"/>
    </style:style>
    <style:style style:name="T3" style:family="text">
      <style:text-properties officeooo:rsid="001d1715"/>
    </style:style>
    <style:style style:name="T4" style:family="text">
      <style:text-properties officeooo:rsid="001e19ca"/>
    </style:style>
    <style:style style:name="T5" style:family="text">
      <style:text-properties officeooo:rsid="001eac89"/>
    </style:style>
    <style:style style:name="T6" style:family="text">
      <style:text-properties officeooo:rsid="001ffb8c"/>
    </style:style>
    <style:style style:name="T7" style:family="text">
      <style:text-properties officeooo:rsid="00208576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25b5de"/>
    </style:style>
    <style:style style:name="T10" style:family="text">
      <style:text-properties officeooo:rsid="002781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Кратко:</text:span> квест о сражениях с монстрами и поисках сокровищ в формате навыка для Яндекс.Алисы.</text:p>
      <text:p text:style-name="P1"/>
      <text:p text:style-name="P8">Геймплей с точки зрения пользователя:</text:p>
      <text:p text:style-name="P2">Пользователь запускает навык, жмёт «Начать игру», <text:span text:style-name="T1">Алиса говорит, какое сокровище нужно найти. </text:span><text:span text:style-name="T4">С точки зрения </text:span><text:span text:style-name="T7">сюжета</text:span><text:span text:style-name="T4"> это обосновывается, например, как слух, что в подземелье N есть убердревний артефакт, который стоило бы найти.</text:span></text:p>
      <text:p text:style-name="P2"><text:span text:style-name="T1">Далее по ходу игры игрок попадает в разные ситуации вроде «встреча со злым скелетом», «тупик», «ловушка», «потерялся» и т.п. У каждого события есть несколько вариантов дальнейших действий героя, и игрок выбирает одно из них. </text:span></text:p>
      <text:p text:style-name="P3"><text:span text:style-name="T1">В зависимости от выбора </text:span><text:span text:style-name="T3">может измениться</text:span><text:span text:style-name="T2"> дальнейший ход событий.</text:span></text:p>
      <text:p text:style-name="P4">Например, герой может быть убит. Или наоборот, найти тайный ход прямиком к цели и моментально до неё добраться.</text:p>
      <text:p text:style-name="P4">У героя нет<text:span text:style-name="T4"> численных значений здоровья или урона, однако у него есть инвентарь, состоящий из предметов, найденных по ходу изучения подземелий. Предметы можно получить в результате какого-то события, </text:span><text:span text:style-name="T5">а также в инвентарь может попасть найденный артефакт. </text:span><text:span text:style-name="T6">Предметы могут повышать/понижать шанс какого-либо события или изменять результат действия-ответа на событие.</text:span></text:p>
      <text:p text:style-name="P7">После смерти либо успешного нахождения артефакта игра заканчивается, но пользователь имеет возможность начать заново с уже заполненным инвентарём.</text:p>
      <text:p text:style-name="P5"/>
      <text:p text:style-name="P9">Как должно работать:</text:p>
      <text:p text:style-name="P5">В базе <text:span text:style-name="T6">данных в больших количествах хранятся различные варианты событий и возможные варианты дальнейших действий. </text:span></text:p>
      <text:p text:style-name="P6">События для показа пользователю выбираются случайно, но при выборе учитываются его предыдущие действия и инвентарь. Информация о предыдущих действиях хранится в sessionStorage (в каком именно формате – пока не придумала).</text:p>
      <text:p text:style-name="P6"><text:soft-page-break/>Картинки можно хранить на сервере и выбирать случайную <text:span text:style-name="T10">и/или</text:span><text:span text:style-name="T9"> получать при помощи API</text:span> (пока тоже не знаю, <text:span text:style-name="T7">откуда и каким именно образом, н</text:span>о «на примете» сервис, позволяющий получить случайное фото собаки – можно куда-нибудь «присобачить»<text:span text:style-name="T7">)</text:span>.</text:p>
      <text:p text:style-name="P6">Прогресс игрока между <text:span text:style-name="T7">устройствами</text:span> не сохраняетс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6T19:40:41.111342511</meta:creation-date>
    <dc:date>2022-04-06T21:10:11.125838816</dc:date>
    <meta:editing-duration>PT1H7M55S</meta:editing-duration>
    <meta:editing-cycles>10</meta:editing-cycles>
    <meta:generator>LibreOffice/7.3.2.2$Linux_X86_64 LibreOffice_project/30$Build-2</meta:generator>
    <meta:document-statistic meta:table-count="0" meta:image-count="0" meta:object-count="0" meta:page-count="2" meta:paragraph-count="13" meta:word-count="265" meta:character-count="1905" meta:non-whitespace-character-count="1649"/>
  </office:meta>
</office:document-meta>
</file>